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71a8" officeooo:paragraph-rsid="000071a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071a8" officeooo:paragraph-rsid="000071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071a8" officeooo:paragraph-rsid="000071a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0071a8" officeooo:paragraph-rsid="000071a8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1.1 – Date &amp; Calendar</text:p>
      <text:p text:style-name="P1"/>
      <text:p text:style-name="P3">Date</text:p>
      <text:p text:style-name="P2">Representa um INSTANTE</text:p>
      <text:p text:style-name="P2"/>
      <text:p text:style-name="P2">Pacote java.util</text:p>
      <text:p text:style-name="P2"/>
      <text:p text:style-name="P2"><text:a xlink:type="simple" xlink:href="https://docs.oracle.com/javase/10/docs/api/java/util/Date.html" text:style-name="Internet_20_link" text:visited-style-name="Visited_20_Internet_20_Link">https://docs.oracle.com/javase/10/docs/api/java/util/Date.html</text:a></text:p>
      <text:p text:style-name="P2"/>
      <text:p text:style-name="P2">Um objeto Date internamente armazena:</text:p>
      <text:p text:style-name="P2">• O número de milissegundos desde a meia noite do dia 1 de janeiro de</text:p>
      <text:p text:style-name="P2">1970 GMT (UTC)</text:p>
      <text:p text:style-name="P2">• GMT: Greenwich Mean Time (time zone)</text:p>
      <text:p text:style-name="P2">• UTC: Coordinated Universal Time (time standard)</text:p>
      <text:p text:style-name="P2"/>
      <text:p text:style-name="P3">SimpleDateFormat</text:p>
      <text:p text:style-name="P2">• https://docs.oracle.com/javase/10/docs/api/java/text/SimpleDateFormat.html</text:p>
      <text:p text:style-name="P2">• Define formatos para conversão entre Date e String</text:p>
      <text:p text:style-name="P2">• dd/MM/yyyy -&gt; 23/07/2018</text:p>
      <text:p text:style-name="P2">• dd/MM/yyyy HH:mm:ss -&gt; 23/07/2018 15:42:07</text:p>
      <text:p text:style-name="P2"/>
      <text:p text:style-name="P3">Padrão ISO 8601 e classe Instant</text:p>
      <text:p text:style-name="P2">• Formato: yyyy-MM-ddTHH:mm:ssZ</text:p>
      <text:p text:style-name="P2">• Exemplo: "2018-06-25T15:42:07Z"</text:p>
      <text:p text:style-name="P2">• Date y3 = Date.from(Instant.parse("2018-06-25T15:42:07Z"));</text:p>
      <text:p text:style-name="P2"/>
      <text:p text:style-name="P4">Manipulando uma data com Calendar</text:p>
      <text:p text:style-name="P3">Somando uma unidade de tempo</text:p>
      <text:p text:style-name="P2">SimpleDateFormat sdf = new SimpleDateFormat("dd/MM/yyyy HH:mm:ss");</text:p>
      <text:p text:style-name="P2">Date d = Date.from(Instant.parse("2018-06-25T15:42:07Z"));</text:p>
      <text:p text:style-name="P2">System.out.println(sdf.format(d));</text:p>
      <text:p text:style-name="P2">Calendar cal = Calendar.getInstance();</text:p>
      <text:p text:style-name="P2">cal.setTime(d);</text:p>
      <text:p text:style-name="P2">cal.add(Calendar.HOUR_OF_DAY, 4);</text:p>
      <text:p text:style-name="P2">d = cal.getTime();</text:p>
      <text:p text:style-name="P2">System.out.println(sdf.format(d));</text:p>
      <text:p text:style-name="P2"/>
      <text:p text:style-name="P3">Obtendo uma unidade de tempo</text:p>
      <text:p text:style-name="P2">simpleDateFormat sdf = new SimpleDateFormat("dd/MM/yyyy HH:mm:ss");</text:p>
      <text:p text:style-name="P2">Date d = Date.from(Instant.parse("2018-06-25T15:42:07Z"));</text:p>
      <text:p text:style-name="P2">System.out.println(sdf.format(d));</text:p>
      <text:p text:style-name="P2">Calendar cal = Calendar.getInstance();</text:p>
      <text:p text:style-name="P2">cal.setTime(d);</text:p>
      <text:p text:style-name="P2">int minutes = cal.get(Calendar.MINUTE);</text:p>
      <text:p text:style-name="P2">int month = 1 + cal.get(Calendar.MONTH);</text:p>
      <text:p text:style-name="P2">System.out.println("Minutes: " + minutes);</text:p>
      <text:p text:style-name="P2">System.out.println("Month: " + month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7:45:00.169276077</meta:creation-date>
    <dc:date>2023-10-27T17:47:19.337301509</dc:date>
    <meta:editing-duration>PT2M19S</meta:editing-duration>
    <meta:editing-cycles>1</meta:editing-cycles>
    <meta:document-statistic meta:table-count="0" meta:image-count="0" meta:object-count="0" meta:page-count="1" meta:paragraph-count="39" meta:word-count="159" meta:character-count="1467" meta:non-whitespace-character-count="1346"/>
    <meta:generator>LibreOffice/7.6.2.1$Linux_X86_64 LibreOffice_project/56f7684011345957bbf33a7ee678afaf4d2ba333</meta:generator>
  </office:meta>
</office:document-meta>
</file>